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198in" fo:margin-right="0in" fo:text-indent="0in" style:auto-text-indent="false"/>
    </style:style>
    <style:style style:name="P2" style:family="paragraph" style:parent-style-name="Standard">
      <style:paragraph-properties fo:margin-left="0.198in" fo:margin-right="0.198in" fo:text-indent="0in" style:auto-text-indent="false"/>
    </style:style>
    <style:style style:name="P3" style:family="paragraph" style:parent-style-name="Standard">
      <style:paragraph-properties fo:margin-left="0.198in" fo:margin-right="0.198in" fo:text-indent="0in" style:auto-text-indent="false"/>
      <style:text-properties fo:color="#000000"/>
    </style:style>
    <style:style style:name="P4" style:family="paragraph" style:parent-style-name="Standard">
      <style:paragraph-properties fo:margin-left="0.198in" fo:margin-right="0in" fo:text-indent="0in" style:auto-text-indent="false"/>
    </style:style>
    <style:style style:name="P5" style:family="paragraph" style:parent-style-name="Standard">
      <style:paragraph-properties fo:margin-left="0.198in" fo:margin-right="0.198in" fo:text-indent="0in" style:auto-text-indent="false"/>
    </style:style>
    <style:style style:name="P6" style:family="paragraph" style:parent-style-name="Standard">
      <style:paragraph-properties fo:margin-left="0.198in" fo:margin-right="0.198in" fo:text-indent="0in" style:auto-text-indent="false"/>
      <style:text-properties fo:color="#000000"/>
    </style:style>
    <style:style style:name="T1" style:family="text">
      <style:text-properties fo:color="#00ae00"/>
    </style:style>
    <style:style style:name="T2" style:family="text">
      <style:text-properties fo:color="#ff0000"/>
    </style:style>
    <style:style style:name="T3" style:family="text">
      <style:text-properties officeooo:rsid="00052cec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5in" svg:height="2in" draw:z-index="0"><draw:text-box><text:section text:style-name="Sect1" text:name="MasterLabel"><text:p text:style-name="P1"/><text:p text:style-name="P2">BOARD18 is a tool for playing “18xx style” games via Email. Version <text:span text:style-name="T3">1.5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2" text:anchor-type="as-char" svg:width="3.5in" svg:height="2in" draw:z-index="1"><draw:text-box><text:section text:style-name="Sect1" text:name="Section1" text:protected="true"><text:section-source text:section-name="MasterLabel"/><text:p text:style-name="P1"/><text:p text:style-name="P2">BOARD18 is a tool for playing “18xx style” games via Email. Version <text:span text:style-name="T3">1.5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3" text:anchor-type="as-char" svg:width="3.5in" svg:height="2in" draw:z-index="2"><draw:text-box><text:section text:style-name="Sect1" text:name="Section2" text:protected="true"><text:section-source text:section-name="MasterLabel"/><text:p text:style-name="P1"/><text:p text:style-name="P2">BOARD18 is a tool for playing “18xx style” games via Email. Version <text:span text:style-name="T3">1.5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4" text:anchor-type="as-char" svg:width="3.5in" svg:height="2in" draw:z-index="3"><draw:text-box><text:section text:style-name="Sect1" text:name="Section3" text:protected="true"><text:section-source text:section-name="MasterLabel"/><text:p text:style-name="P1"/><text:p text:style-name="P2">BOARD18 is a tool for playing “18xx style” games via Email. Version <text:span text:style-name="T3">1.5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5" text:anchor-type="as-char" svg:width="3.5in" svg:height="2in" draw:z-index="4"><draw:text-box><text:section text:style-name="Sect1" text:name="Section4" text:protected="true"><text:section-source text:section-name="MasterLabel"/><text:p text:style-name="P1"/><text:p text:style-name="P2">BOARD18 is a tool for playing “18xx style” games via Email. Version <text:span text:style-name="T3">1.5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6" text:anchor-type="as-char" svg:width="3.5in" svg:height="2in" draw:z-index="5"><draw:text-box><text:section text:style-name="Sect1" text:name="Section5" text:protected="true"><text:section-source text:section-name="MasterLabel"/><text:p text:style-name="P1"/><text:p text:style-name="P2">BOARD18 is a tool for playing “18xx style” games via Email. Version <text:span text:style-name="T3">1.5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7" text:anchor-type="as-char" svg:width="3.5in" svg:height="2in" draw:z-index="6"><draw:text-box><text:section text:style-name="Sect1" text:name="Section6" text:protected="true"><text:section-source text:section-name="MasterLabel"/><text:p text:style-name="P1"/><text:p text:style-name="P2">BOARD18 is a tool for playing “18xx style” games via Email. Version <text:span text:style-name="T3">1.5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8" text:anchor-type="as-char" svg:width="3.5in" svg:height="2in" draw:z-index="7"><draw:text-box><text:section text:style-name="Sect1" text:name="Section7" text:protected="true"><text:section-source text:section-name="MasterLabel"/><text:p text:style-name="P1"/><text:p text:style-name="P2">BOARD18 is a tool for playing “18xx style” games via Email. Version <text:span text:style-name="T3">1.5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9" text:anchor-type="as-char" svg:width="3.5in" svg:height="2in" draw:z-index="8"><draw:text-box><text:section text:style-name="Sect1" text:name="Section8" text:protected="true"><text:section-source text:section-name="MasterLabel"/><text:p text:style-name="P1"/><text:p text:style-name="P2">BOARD18 is a tool for playing “18xx style” games via Email. Version <text:span text:style-name="T3">1.5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10" text:anchor-type="as-char" svg:width="3.5in" svg:height="2in" draw:z-index="9"><draw:text-box><text:section text:style-name="Sect1" text:name="Section9" text:protected="true"><text:section-source text:section-name="MasterLabel"/><text:p text:style-name="P1"/><text:p text:style-name="P2">BOARD18 is a tool for playing “18xx style” games via Email. Version <text:span text:style-name="T3">1.5</text:span> of BOARD18 is available for download and a BOARD18 <text:span text:style-name="T3">prod</text:span>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3-05-24T16:58:04</meta:creation-date>
    <dc:date>2016-04-08T11:38:24.352137110</dc:date>
    <dc:creator>Richard Price</dc:creator>
    <meta:editing-duration>P0D</meta:editing-duration>
    <meta:editing-cycles>7</meta:editing-cycles>
    <meta:generator>LibreOffice/4.2.8.2$Linux_x86 LibreOffice_project/420m0$Build-2</meta:generator>
    <meta:printed-by>Richard Price</meta:printed-by>
    <meta:print-date>2016-04-08T11:37:40.697627129</meta:print-date>
    <meta:document-statistic meta:table-count="0" meta:image-count="0" meta:object-count="0" meta:page-count="1" meta:paragraph-count="25" meta:word-count="620" meta:character-count="3400" meta:non-whitespace-character-count="2770"/>
  </office:meta>
</office:document-meta>
</file>